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B9000001211CAA64B5F178BD41.png" manifest:media-type="image/png"/>
  <manifest:file-entry manifest:full-path="Pictures/10000201000000A300000165C99B0E5BC42C1E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4.575cm"/>
    </style:style>
    <style:style style:name="gr3" style:family="graphic" style:parent-style-name="standard">
      <style:graphic-properties draw:textarea-horizontal-align="justify" draw:textarea-vertical-align="middle" draw:auto-grow-height="false" fo:min-height="0.3cm" fo:min-width="4.5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4cm" svg:height="10.303cm" svg:x="14.8cm" svg:y="4.7cm">
          <draw:image xlink:href="Pictures/10000201000000A300000165C99B0E5BC42C1E0C.png" xlink:type="simple" xlink:show="embed" xlink:actuate="onLoad">
            <text:p/>
          </draw:image>
        </draw:frame>
        <draw:frame draw:style-name="gr1" draw:text-style-name="P1" draw:layer="layout" svg:width="6.867cm" svg:height="4.5cm" svg:x="1.4cm" svg:y="8cm">
          <draw:image xlink:href="Pictures/10000201000001B9000001211CAA64B5F178BD41.png" xlink:type="simple" xlink:show="embed" xlink:actuate="onLoad">
            <text:p/>
          </draw:image>
        </draw:frame>
        <draw:custom-shape draw:style-name="gr2" draw:text-style-name="P2" draw:layer="layout" svg:width="5.8cm" svg:height="1.2cm" svg:x="8.5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5.8cm" svg:height="1.1cm" svg:x="8.4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5.667cm" svg:height="0.962cm" svg:x="14.433cm" svg:y="15.538cm">
          <draw:text-box>
            <text:p>Device Under Test</text:p>
          </draw:text-box>
        </draw:frame>
        <draw:frame draw:style-name="gr5" draw:text-style-name="P3" draw:layer="layout" svg:width="1.912cm" svg:height="0.962cm" svg:x="10.5cm" svg:y="6.6cm">
          <draw:text-box>
            <text:p>SIP</text:p>
          </draw:text-box>
        </draw:frame>
        <draw:frame draw:style-name="gr6" draw:text-style-name="P3" draw:layer="layout" svg:width="2.407cm" svg:height="0.962cm" svg:x="10.4cm" svg:y="10.5cm">
          <draw:text-box>
            <text:p>SIP</text:p>
          </draw:text-box>
        </draw:frame>
        <draw:frame draw:style-name="gr7" draw:text-style-name="P3" draw:layer="layout" svg:width="4.3cm" svg:height="1cm" svg:x="2.6cm" svg:y="13cm">
          <draw:text-box>
            <text:p>Sipplaunc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6:49:46.128929662</meta:creation-date>
    <dc:date>2020-01-10T17:51:00.969912449</dc:date>
    <meta:editing-duration>PT33S</meta:editing-duration>
    <meta:editing-cycles>2</meta:editing-cycles>
    <meta:generator>LibreOffice/6.0.2.1.0$FreeBSD_X86_64 LibreOffice_project/00m0$Build-1</meta:generator>
    <meta:document-statistic meta:object-count="8"/>
  </office:meta>
</office:document-meta>
</file>